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094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iferencia enter tiers y layers</text:p>
          </table:table-cell>
          <table:table-cell table:style-name="ce14" office:value-type="date" office:date-value="2013-10-21">
            <text:p>2013-10-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tributo de calidad</text:p>
          </table:table-cell>
          <table:table-cell office:value-type="date" office:date-value="2013-10-21">
            <text:p>2013-10-2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mpezar con el proyecto – VSM</text:p>
          </table:table-cell>
          <table:table-cell office:value-type="date" office:date-value="2013-10-23">
            <text:p>2013-10-2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Crear trello y cargar users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Crear proyecto en git hub y subir proyecto base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dactar features</text:p>
          </table:table-cell>
          <table:table-cell office:value-type="date" office:date-value="2013-10-28">
            <text:p>2013-10-28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Comienzo con una user-storie</text:p>
          </table:table-cell>
          <table:table-cell office:value-type="date" office:date-value="2013-11-01">
            <text:p>2013-11-0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onfigurar servidor de integracion continua</text:p>
          </table:table-cell>
          <table:table-cell office:value-type="date" office:date-value="2013-11-04">
            <text:p>2013-11-0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Realizar stories</text:p>
          </table:table-cell>
          <table:table-cell office:value-type="date" office:date-value="2013-11-18">
            <text:p>2013-11-18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Configurar app en heroku</text:p>
          </table:table-cell>
          <table:table-cell office:value-type="date" office:date-value="2013-11-19">
            <text:p>2013-11-19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Terminar Stories</text:p>
          </table:table-cell>
          <table:table-cell office:value-type="date" office:date-value="2013-11-20">
            <text:p>2013-11-2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1:27:5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20T11:29:48</dc:date>
    <meta:editing-duration>PT5H55M49S</meta:editing-duration>
    <meta:editing-cycles>44</meta:editing-cycles>
    <dc:creator>Mint </dc:creator>
    <meta:document-statistic meta:table-count="2" meta:cell-count="196" meta:object-count="0"/>
  </office:meta>
</office:document-meta>
</file>